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Normal_20_2" style:data-style-name="N0">
      <style:table-cell-properties fo:background-color="transparent" style:vertical-align="automatic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Helvetica" fo:font-size="11pt" style:font-name-asian="Helvetica" style:font-size-asian="11pt" style:font-name-complex="Helvetica" style:font-size-complex="11pt"/>
    </style:style>
    <style:style style:name="ce5" style:family="table-cell" style:parent-style-name="Normal_20_2" style:data-style-name="N0">
      <style:table-cell-properties fo:background-color="transparent" style:vertical-align="automatic"/>
      <style:text-properties style:font-name="Helvetica" fo:font-size="11pt" style:font-name-asian="Helvetica" style:font-size-asian="11pt" style:font-name-complex="Helvetica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dCorruption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2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Corrup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/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4"/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5"/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  <table:table-cell table:number-columns-repeated="101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  <table:table-cell table:number-columns-repeated="1019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  <table:table-cell table:number-columns-repeated="101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  <table:table-cell table:number-columns-repeated="101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  <table:table-cell table:number-columns-repeated="101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  <table:table-cell table:number-columns-repeated="101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  <table:table-cell table:number-columns-repeated="101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  <table:table-cell table:number-columns-repeated="101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  <table:table-cell table:number-columns-repeated="101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  <table:table-cell table:number-columns-repeated="101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  <table:table-cell table:number-columns-repeated="101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  <table:table-cell table:number-columns-repeated="101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/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 table:number-rows-repeated="1044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dCorruption.A1:IndCorruption.E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_a_JournalTemplate_3d_C_3a__5c_COMFO_5c_CTALK_5c_JOURSTD.TPL_a_LbStateAddress_3d_3_20_3_20_0_20_251_20_1_20_89_20_2_20_311_a_LbStateJou" style:display-name="&#10;JournalTemplate=C:\COMFO\CTALK\JOURSTD.TPL&#10;LbStateAddress=3 3 0 251 1 89 2 311&#10;LbStateJou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ae3f3" style:vertical-align="automatic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be5d6" style:vertical-align="automatic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deded" style:vertical-align="automatic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fff2cc" style:vertical-align="automatic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eebf7" style:vertical-align="automatic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e2f0d9" style:vertical-align="automatic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4c7e7" style:vertical-align="automatic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f8cbad" style:vertical-align="automatic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bdbdb" style:vertical-align="automatic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ffe699" style:vertical-align="automatic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dd7ee" style:vertical-align="automatic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c5e0b4" style:vertical-align="automatic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8faadc" style:vertical-align="automatic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f4b183" style:vertical-align="automatic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9c9c9" style:vertical-align="automatic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ffd966" style:vertical-align="automatic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9dc3e6" style:vertical-align="automatic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a9d18e" style:vertical-align="automatic"/>
    </style:style>
    <style:style style:name="Excel_20_Built-in_20_Accent1" style:display-name="Excel Built-in Accent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Excel_20_Built-in_20_Accent2" style:display-name="Excel Built-in Accent2" style:family="table-cell" style:parent-style-name="Default" style:data-style-name="N0">
      <style:table-cell-properties fo:background-color="#ed7d31" style:vertical-align="automatic"/>
      <style:text-properties fo:color="#ffffff"/>
    </style:style>
    <style:style style:name="Excel_20_Built-in_20_Accent3" style:display-name="Excel Built-in Accent3" style:family="table-cell" style:parent-style-name="Default" style:data-style-name="N0">
      <style:table-cell-properties fo:background-color="#a5a5a5" style:vertical-align="automatic"/>
      <style:text-properties fo:color="#ffffff"/>
    </style:style>
    <style:style style:name="Excel_20_Built-in_20_Accent4" style:display-name="Excel Built-in Accent4" style:family="table-cell" style:parent-style-name="Default" style:data-style-name="N0">
      <style:table-cell-properties fo:background-color="#ffc000" style:vertical-align="automatic"/>
      <style:text-properties fo:color="#ffffff"/>
    </style:style>
    <style:style style:name="Excel_20_Built-in_20_Accent5" style:display-name="Excel Built-in Accent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fo:font-weight="bold" style:font-weight-asian="bold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fo:font-style="italic" style:font-style-asian="italic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eading_20_1" style:display-name="Excel Built-in Heading 1" style:family="table-cell" style:parent-style-name="Default" style:data-style-name="N0">
      <style:table-cell-properties fo:border-bottom="2.01pt solid #4472c4" fo:background-color="transparent" fo:border-left="none" fo:border-right="none" fo:border-top="none" style:vertical-align="automatic"/>
      <style:text-properties fo:color="#44546a" fo:font-size="15pt" fo:font-weight="bold" style:font-size-asian="15pt" style:font-weight-asian="bold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2.01pt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6pt solid #8faadc" fo:background-color="transparent" fo:border-left="none" fo:border-right="none" fo:border-top="none" style:vertical-align="automatic"/>
      <style:text-properties fo:color="#44546a" fo:font-size="11pt" fo:font-weight="bold" style:font-size-asian="11pt" style:font-weight-asian="bold" style:font-size-complex="11pt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44546a" fo:font-size="11pt" fo:font-weight="bold" style:font-size-asian="11pt" style:font-weight-asian="bold" style:font-size-complex="11pt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a7d00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6pt solid #3f3f3f" style:vertical-align="automatic"/>
      <style:text-properties fo:color="#3f3f3f" fo:font-weight="bold" style:font-weight-asian="bold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Excel_20_Built-in_20_Total" style:display-name="Excel Built-in Total" style:family="table-cell" style:parent-style-name="Default" style:data-style-name="N0">
      <style:table-cell-properties fo:border-bottom="0.06pt solid #000000" fo:background-color="transparent" fo:border-left="none" fo:border-right="none" fo:border-top="0.06pt solid #4472c4" style:vertical-align="automatic"/>
      <style:text-properties fo:font-weight="bold" style:font-weight-asian="bold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2:28:36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Roberto Martinez B. Kukutschka</meta:initial-creator>
    <meta:creation-date>2020-11-01T16:45:37Z</meta:creation-date>
    <dc:date>2022-04-08T22:29:16.757000000</dc:date>
    <meta:editing-cycles>8</meta:editing-cycles>
    <meta:editing-duration>PT1H34M27S</meta:editing-duration>
    <meta:document-statistic meta:table-count="1" meta:cell-count="15954" meta:object-count="0"/>
  </office:meta>
</office:document-meta>
</file>